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officeooo:rsid="001a1780" officeooo:paragraph-rsid="001a1780"/>
    </style:style>
    <style:style style:name="P2" style:family="paragraph" style:parent-style-name="Footer">
      <style:paragraph-properties fo:text-align="end" style:justify-single-word="false"/>
      <style:text-properties officeooo:paragraph-rsid="00182b72"/>
    </style:style>
    <style:style style:name="P3" style:family="paragraph" style:parent-style-name="Footer">
      <style:paragraph-properties fo:text-align="center" style:justify-single-word="false"/>
      <style:text-properties officeooo:rsid="00182b72" officeooo:paragraph-rsid="00182b72"/>
    </style:style>
    <style:style style:name="P4" style:family="paragraph" style:parent-style-name="Footer">
      <style:paragraph-properties fo:text-align="start" style:justify-single-word="false"/>
      <style:text-properties officeooo:paragraph-rsid="00182b72"/>
    </style:style>
    <style:style style:name="P5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size="96pt" officeooo:paragraph-rsid="00182b72" style:font-size-asian="96pt" style:font-size-complex="96pt"/>
    </style:style>
    <style:style style:name="P6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size="96pt" officeooo:paragraph-rsid="00182b72" style:font-size-asian="96pt" style:font-size-complex="96pt"/>
    </style:style>
    <style:style style:name="P7" style:family="paragraph" style:parent-style-name="Standard" style:master-page-name="Left_20_Page">
      <style:paragraph-properties fo:text-align="center" style:justify-single-word="false" style:page-number="auto"/>
      <style:text-properties fo:font-size="96pt" style:font-size-asian="96pt" style:font-size-complex="96pt"/>
    </style:style>
    <style:style style:name="P8" style:family="paragraph" style:parent-style-name="Footer">
      <style:paragraph-properties fo:text-align="end" style:justify-single-word="false"/>
      <style:text-properties officeooo:paragraph-rsid="001a7f85"/>
    </style:style>
    <style:style style:name="P9" style:family="paragraph" style:parent-style-name="Footer">
      <style:paragraph-properties fo:text-align="center" style:justify-single-word="false"/>
      <style:text-properties officeooo:rsid="001a7f85" officeooo:paragraph-rsid="001a7f85"/>
    </style:style>
    <style:style style:name="P10" style:family="paragraph" style:parent-style-name="Footer">
      <style:text-properties officeooo:paragraph-rsid="001a7f85"/>
    </style:style>
    <style:style style:name="T1" style:family="text">
      <style:text-properties officeooo:rsid="00182b72"/>
    </style:style>
    <style:style style:name="T2" style:family="text">
      <style:text-properties officeooo:rsid="001a1780"/>
    </style:style>
    <style:style style:name="T3" style:family="text">
      <style:text-properties officeooo:rsid="001a7f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oft-page-break/><text:page-number text:select-page="current">2</text:page-number></text:p>
      <text:p text:style-name="P5"><text:soft-page-break/><text:page-number text:select-page="current">3</text:page-number></text:p>
      <text:p text:style-name="P5"><text:soft-page-break/><text:page-number text:select-page="current">4</text:page-number></text:p>
      <text:p text:style-name="P5"><text:soft-page-break/><text:page-number text:select-page="current">5</text:page-number></text:p>
      <text:p text:style-name="P5"><text:soft-page-break/><text:page-number text:select-page="current">6</text:page-number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a1780" officeooo:paragraph-rsid="001a1780"/>
    </style:style>
    <style:style style:name="MP2" style:family="paragraph" style:parent-style-name="Footer">
      <style:paragraph-properties fo:text-align="end" style:justify-single-word="false"/>
      <style:text-properties officeooo:paragraph-rsid="00182b72"/>
    </style:style>
    <style:style style:name="MP3" style:family="paragraph" style:parent-style-name="Footer">
      <style:paragraph-properties fo:text-align="center" style:justify-single-word="false"/>
      <style:text-properties officeooo:rsid="00182b72" officeooo:paragraph-rsid="00182b72"/>
    </style:style>
    <style:style style:name="MP4" style:family="paragraph" style:parent-style-name="Footer">
      <style:paragraph-properties fo:text-align="start" style:justify-single-word="false"/>
      <style:text-properties officeooo:paragraph-rsid="00182b72"/>
    </style:style>
    <style:style style:name="MP5" style:family="paragraph" style:parent-style-name="Footer">
      <style:paragraph-properties fo:text-align="end" style:justify-single-word="false"/>
      <style:text-properties officeooo:paragraph-rsid="001a7f85"/>
    </style:style>
    <style:style style:name="MP6" style:family="paragraph" style:parent-style-name="Footer">
      <style:paragraph-properties fo:text-align="center" style:justify-single-word="false"/>
      <style:text-properties officeooo:rsid="001a7f85" officeooo:paragraph-rsid="001a7f85"/>
    </style:style>
    <style:style style:name="MP7" style:family="paragraph" style:parent-style-name="Footer">
      <style:text-properties officeooo:paragraph-rsid="001a7f85"/>
    </style:style>
    <style:style style:name="MT1" style:family="text">
      <style:text-properties officeooo:rsid="00182b72"/>
    </style:style>
    <style:style style:name="MT2" style:family="text">
      <style:text-properties officeooo:rsid="001a1780"/>
    </style:style>
    <style:style style:name="MT3" style:family="text">
      <style:text-properties officeooo:rsid="001a7f85"/>
    </style:style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 style:page-usage="right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Footer</text:p>
      </style:footer>
    </style:master-page>
    <style:master-page style:name="Left_20_Page" style:display-name="Left Page" style:page-layout-name="Mpm2" style:next-style-name="Right_20_Page">
      <style:footer>
        <text:p text:style-name="MP2"><text:span text:style-name="MT1">odd/</text:span><text:span text:style-name="MT2">right</text:span><text:span text:style-name="MT1"> (Left page only)</text:span></text:p>
      </style:footer>
      <style:footer-left>
        <text:p text:style-name="MP4"><text:span text:style-name="MT2">EVEN/LEFT</text:span><text:span text:style-name="MT1"> (Left page only)</text:span></text:p>
      </style:footer-left>
      <loext:footer-first>
        <text:p text:style-name="MP3">First (Left page only)</text:p>
      </loext:footer-first>
    </style:master-page>
    <style:master-page style:name="Right_20_Page" style:display-name="Right Page" style:page-layout-name="Mpm3" style:next-style-name="Left_20_Page">
      <style:footer>
        <text:p text:style-name="MP5"><text:span text:style-name="MT3">odd/right (right page style)</text:span></text:p>
      </style:footer>
      <style:footer-left>
        <text:p text:style-name="MP7"><text:span text:style-name="MT3">even/left (right page style)</text:span></text:p>
      </style:footer-left>
      <loext:footer-first>
        <text:p text:style-name="MP6">First (right page)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1T08:47:59.398932728</meta:creation-date>
    <dc:date>2020-07-31T09:00:28.252797021</dc:date>
    <meta:editing-duration>PT12M23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6" meta:paragraph-count="12" meta:word-count="29" meta:character-count="159" meta:non-whitespace-character-count="142"/>
  </office:meta>
</office:document-meta>
</file>